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officeooo:rsid="00132e51" officeooo:paragraph-rsid="00132e51"/>
    </style:style>
    <style:style style:name="P2" style:family="paragraph" style:parent-style-name="Standard">
      <style:text-properties style:font-name="Times New Roman" officeooo:rsid="000cad62" officeooo:paragraph-rsid="000cad62"/>
    </style:style>
    <style:style style:name="P3" style:family="paragraph" style:parent-style-name="Standard">
      <style:text-properties style:font-name="Times New Roman" officeooo:rsid="00121842" officeooo:paragraph-rsid="000cad62"/>
    </style:style>
    <style:style style:name="P4" style:family="paragraph" style:parent-style-name="Standard">
      <style:text-properties style:font-name="Times New Roman" officeooo:rsid="0016272d" officeooo:paragraph-rsid="0016272d"/>
    </style:style>
    <style:style style:name="P5" style:family="paragraph" style:parent-style-name="Standard">
      <style:text-properties style:font-name="Times New Roman" officeooo:rsid="0019f783" officeooo:paragraph-rsid="0019f783"/>
    </style:style>
    <style:style style:name="P6" style:family="paragraph" style:parent-style-name="Standard">
      <style:text-properties style:font-name="Times New Roman" officeooo:rsid="001ea4f7" officeooo:paragraph-rsid="001ea4f7"/>
    </style:style>
    <style:style style:name="P7" style:family="paragraph" style:parent-style-name="Standard">
      <style:paragraph-properties fo:text-align="end" style:justify-single-word="false"/>
      <style:text-properties style:font-name="Times New Roman" officeooo:rsid="001ea4f7" officeooo:paragraph-rsid="001ea4f7"/>
    </style:style>
    <style:style style:name="P8" style:family="paragraph" style:parent-style-name="Standard">
      <style:paragraph-properties fo:text-align="center" style:justify-single-word="false"/>
      <style:text-properties style:font-name="Times New Roman" officeooo:rsid="001ea4f7" officeooo:paragraph-rsid="001ea4f7"/>
    </style:style>
    <style:style style:name="P9" style:family="paragraph" style:parent-style-name="Standard">
      <style:text-properties style:font-name="Times New Roman" officeooo:rsid="0026f554" officeooo:paragraph-rsid="00183973"/>
    </style:style>
    <style:style style:name="P10" style:family="paragraph" style:parent-style-name="Standard">
      <style:paragraph-properties fo:text-align="center" style:justify-single-word="false"/>
      <style:text-properties style:font-name="Times New Roman" officeooo:rsid="0028e50e" officeooo:paragraph-rsid="0028e50e"/>
    </style:style>
    <style:style style:name="P11" style:family="paragraph" style:parent-style-name="Standard">
      <style:paragraph-properties fo:text-align="start" style:justify-single-word="false"/>
      <style:text-properties style:font-name="Times New Roman" officeooo:rsid="0028e50e" officeooo:paragraph-rsid="0028e50e"/>
    </style:style>
    <style:style style:name="P12" style:family="paragraph" style:parent-style-name="Standard">
      <style:paragraph-properties fo:text-align="start" style:justify-single-word="false"/>
      <style:text-properties style:font-name="Times New Roman" officeooo:rsid="002a8dc4" officeooo:paragraph-rsid="002a8dc4"/>
    </style:style>
    <style:style style:name="P13" style:family="paragraph" style:parent-style-name="Standard">
      <style:paragraph-properties fo:text-align="start" style:justify-single-word="false"/>
      <style:text-properties style:font-name="Times New Roman" officeooo:rsid="002c582c" officeooo:paragraph-rsid="002c582c"/>
    </style:style>
    <style:style style:name="P14" style:family="paragraph" style:parent-style-name="Standard">
      <style:paragraph-properties fo:text-align="start" style:justify-single-word="false"/>
      <style:text-properties style:font-name="Times New Roman" officeooo:rsid="00304da4" officeooo:paragraph-rsid="00304da4"/>
    </style:style>
    <style:style style:name="P15" style:family="paragraph" style:parent-style-name="Standard">
      <style:paragraph-properties fo:text-align="start" style:justify-single-word="false"/>
      <style:text-properties style:font-name="Times New Roman" officeooo:rsid="00317f47" officeooo:paragraph-rsid="00317f47"/>
    </style:style>
    <style:style style:name="P16" style:family="paragraph" style:parent-style-name="Standard">
      <style:paragraph-properties fo:text-align="start" style:justify-single-word="false"/>
      <style:text-properties style:font-name="Times New Roman" officeooo:rsid="0038f1dd" officeooo:paragraph-rsid="0038f1dd"/>
    </style:style>
    <style:style style:name="P17" style:family="paragraph" style:parent-style-name="Standard">
      <style:paragraph-properties fo:text-align="center" style:justify-single-word="false" fo:break-before="page"/>
      <style:text-properties style:font-name="Times New Roman" officeooo:rsid="0028e50e" officeooo:paragraph-rsid="0028e50e"/>
    </style:style>
    <style:style style:name="T1" style:family="text">
      <style:text-properties officeooo:rsid="00132e51"/>
    </style:style>
    <style:style style:name="T2" style:family="text">
      <style:text-properties style:text-position="super 60%"/>
    </style:style>
    <style:style style:name="T3" style:family="text">
      <style:text-properties style:text-position="0% 100%"/>
    </style:style>
    <style:style style:name="T4" style:family="text">
      <style:text-properties officeooo:rsid="0014c919"/>
    </style:style>
    <style:style style:name="T5" style:family="text">
      <style:text-properties officeooo:rsid="00169c57"/>
    </style:style>
    <style:style style:name="T6" style:family="text">
      <style:text-properties officeooo:rsid="00183973"/>
    </style:style>
    <style:style style:name="T7" style:family="text">
      <style:text-properties officeooo:rsid="001a50f4"/>
    </style:style>
    <style:style style:name="T8" style:family="text">
      <style:text-properties officeooo:rsid="0020f108"/>
    </style:style>
    <style:style style:name="T9" style:family="text">
      <style:text-properties officeooo:rsid="0024afc6"/>
    </style:style>
    <style:style style:name="T10" style:family="text">
      <style:text-properties officeooo:rsid="0025dfd6"/>
    </style:style>
    <style:style style:name="T11" style:family="text">
      <style:text-properties officeooo:rsid="0025f105"/>
    </style:style>
    <style:style style:name="T12" style:family="text">
      <style:text-properties officeooo:rsid="0028e50e"/>
    </style:style>
    <style:style style:name="T13" style:family="text">
      <style:text-properties officeooo:rsid="002a8dc4"/>
    </style:style>
    <style:style style:name="T14" style:family="text">
      <style:text-properties officeooo:rsid="002cf712"/>
    </style:style>
    <style:style style:name="T15" style:family="text">
      <style:text-properties officeooo:rsid="00306fe4"/>
    </style:style>
    <style:style style:name="T16" style:family="text">
      <style:text-properties officeooo:rsid="003201ba"/>
    </style:style>
    <style:style style:name="T17" style:family="text">
      <style:text-properties officeooo:rsid="00373424"/>
    </style:style>
    <style:style style:name="T18" style:family="text">
      <style:text-properties officeooo:rsid="003a268e"/>
    </style:style>
    <style:style style:name="T19" style:family="text">
      <style:text-properties officeooo:rsid="003b7de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lex Howard</text:p>
      <text:p text:style-name="P7">CS 390 G</text:p>
      <text:p text:style-name="P7">Dr. Gordon</text:p>
      <text:p text:style-name="P8">Slidesort <text:span text:style-name="T12">C</text:span></text:p>
      <text:p text:style-name="P8"/>
      <text:p text:style-name="P1">Usage: &lt;Number of columns&gt; &lt;Print the array [0 or 1]&gt; &lt;Number of threads[optional]&gt;</text:p>
      <text:p text:style-name="P1">The program will not print if the number of columns exceeds 10;</text:p>
      <text:p text:style-name="P1"/>
      <text:p text:style-name="P6">Due to the speed and efficiency of arbitrarily moving values for both the shift and the transpose, these sections were not parallelized. Only the sorting of the list (with insertion sort) was done with multiple threads.</text:p>
      <text:p text:style-name="P1"/>
      <text:p text:style-name="P1">The Rows are computed as twice the size of the columns squared (R = 2C<text:span text:style-name="T2">2</text:span><text:span text:style-name="T3">)</text:span></text:p>
      <text:p text:style-name="P1">The array created for the slide sort has <text:span text:style-name="T4">a buffer size of B = R/2.</text:span></text:p>
      <text:p text:style-name="P4">The START and END parameters are for both the printing and sorting of the list. They specify the starting point the list should sort and END is used as the ending point at which the list should print, <text:span text:style-name="T5">initialize data, and copy the buffer into a new array.</text:span></text:p>
      <text:p text:style-name="P2"/>
      <text:p text:style-name="P2">The parallel insertion sort algorithm is as follows:</text:p>
      <text:p text:style-name="P2"/>
      <text:p text:style-name="P2">Split the array into chunks of <text:span text:style-name="T1">so that each thread gets a column to work on, and when finished each thread moves to another section of the array and works on that column. Repeat until all colmuns are sorted.</text:span></text:p>
      <text:p text:style-name="P2"/>
      <text:p text:style-name="P5">Using 30 columns (1800 rows, for a full size of 54000 and 52200 elements to sort) the program executed in <text:span text:style-name="T8">serial and took</text:span> 90.714241 seconds for the overall time and 30.931736 seconds for the first (longest<text:span text:style-name="T9">)</text:span> sort. In parallel, <text:span text:style-name="T10">using</text:span> 8 threads, this same column size executed in 0.625966 seconds.</text:p>
      <text:p text:style-name="P5"/>
      <text:p text:style-name="P5">This equated to a speedup of about 144 times. The efficiency of the parallel was 18 times that of sequential. On 4 threads, this program ran in 0.801003 seconds with a speedup of about 113 times and <text:span text:style-name="T11">with an</text:span> efficiency of 28.</text:p>
      <text:p text:style-name="P3"/>
      <text:p text:style-name="P1"><text:span text:style-name="T7">With a c</text:span>olumn size <text:span text:style-name="T7">of </text:span>100 <text:span text:style-name="T6">(FULL size 2,000,000 and 1,99,000 elements)</text:span> took around 253 seconds (3.9 minutes) to compute <text:span text:style-name="T6">with 8 threads and around 187 (3.1 minutes) with 128 threads.</text:span></text:p>
      <text:p text:style-name="P1"/>
      <text:p text:style-name="P9">This took so long sequentially that I stopped after 18 hours and no progress.</text:p>
      <text:p text:style-name="P17">Slidesort Chapel</text:p>
      <text:p text:style-name="P10"/>
      <text:p text:style-name="P11">Usage: slidesortchpl</text:p>
      <text:p text:style-name="P11">Note: Currently there is no way to pass arguments to the main function. The column size, possibility of parallel, and amount of threads is hardcoded.</text:p>
      <text:p text:style-name="P11"/>
      <text:p text:style-name="P11">Again, as this is a copy of the Slidesort C algorithm, only the sorting section was parallelized.</text:p>
      <text:p text:style-name="P11"/>
      <text:p text:style-name="P11">The same test that were run on the implementation in C were run using Chapel. First, the array was initialized to have 30 columns <text:span text:style-name="T13">and the program was executed, then the array size was set to 100 columns.</text:span></text:p>
      <text:p text:style-name="P11"/>
      <text:p text:style-name="P12">For 30 columns, the program executed in about 12 seconds. Compared to the C implementation, Chapel ran the operations 13% faster <text:span text:style-name="T14">than the sequential version in C, however it ran significantly slower than the parallel implementation which executed in less than one second</text:span>. This used all 8 available threads on my machine.</text:p>
      <text:p text:style-name="P12"/>
      <text:p text:style-name="P13">The program was then recompiled to run the sorting stage sequentially with 30 columns and it was executed in <text:span text:style-name="T14">49 seconds. Therefore the parallel version ran 4 times faster than its serial equivalent with an efficiency of 0.5.</text:span></text:p>
      <text:p text:style-name="P13"/>
      <text:p text:style-name="P14">The program was then recompiled to run on 100 columns and the subsequent timing <text:span text:style-name="T15">for the parallel sort was 4999.7 seconds or 83 minutes</text:span>. <text:span text:style-name="T15">Again, the serial insertion sort lasted for so long it had to be cut off at 12 hours.</text:span></text:p>
      <text:p text:style-name="P14"/>
      <text:p text:style-name="P15">Chapel worked significantly less for this implementation of th<text:span text:style-name="T17">e</text:span> algorithm compared to using the OpenMP directives in C. <text:span text:style-name="T16">It would be interesting to know exactly what is going on under the hood in Chapel to see why this particular implementation did not perform better or with similar results.</text:span></text:p>
      <text:p text:style-name="P15"/>
      <text:p text:style-name="P16">Chapel executed about 23 times slower than OpenMP did which leads me to believe there is still a large amount of optimization Chapel <text:span text:style-name="T19">could</text:span> improve on. However, I did find the translation and the flexibility of Chapel to be vastly superior to C. The operations on the arrays were much easier to figure out and did not require multiple variable loops. Parallelism was also very easy to achieve, especially with this implementation, and many of the built in constructs made coding very eas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6T13:53:22.724000000</meta:creation-date>
    <dc:date>2014-04-06T18:01:26.774000000</dc:date>
    <meta:editing-duration>P1DT7H10M16S</meta:editing-duration>
    <meta:editing-cycles>42</meta:editing-cycles>
    <meta:generator>LibreOffice/4.2.0.4$Windows_x86 LibreOffice_project/05dceb5d363845f2cf968344d7adab8dcfb2ba71</meta:generator>
    <meta:document-statistic meta:table-count="0" meta:image-count="0" meta:object-count="0" meta:page-count="2" meta:paragraph-count="26" meta:word-count="679" meta:character-count="3861" meta:non-whitespace-character-count="3208"/>
  </office:meta>
</office:document-meta>
</file>